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3531in" svg:y="0.3949in">
            <draw:object draw:notify-on-update-of-ranges="Sheet1.A3:Sheet1.A7 Sheet1.G3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Loan Application Decision Based On Interest Rates <text:s/>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 table:number-columns-repeated="10"/>
        </table:table-row>
        <table:table-row table:style-name="ro1">
          <table:table-cell office:value-type="string" calcext:value-type="string">
            <text:p>Bank</text:p>
          </table:table-cell>
          <table:table-cell table:style-name="Default" office:value-type="string" calcext:value-type="string">
            <text:p>Principal Amount</text:p>
          </table:table-cell>
          <table:table-cell table:style-name="Default" office:value-type="string" calcext:value-type="string">
            <text:p>Interest</text:p>
          </table:table-cell>
          <table:table-cell office:value-type="string" calcext:value-type="string">
            <text:p>Duration(Months)</text:p>
          </table:table-cell>
          <table:table-cell table:style-name="Default" office:value-type="string" calcext:value-type="string">
            <text:p>Interest Paid</text:p>
          </table:table-cell>
          <table:table-cell table:style-name="Default" office:value-type="string" calcext:value-type="string">
            <text:p>Total Loan Paid</text:p>
          </table:table-cell>
          <table:table-cell table:style-name="Default" office:value-type="string" calcext:value-type="string">
            <text:p>Monthly Paym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ity</text:p>
          </table:table-cell>
          <table:table-cell office:value-type="currency" office:currency="USD" office:value="1500000" calcext:value-type="currency">
            <text:p>$1,500,000.0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currency" office:currency="USD" office:value="225000" calcext:value-type="currency">
            <text:p>$225,000.00</text:p>
          </table:table-cell>
          <table:table-cell table:formula="of:=[.B3]+[.E3]" office:value-type="currency" office:currency="USD" office:value="1725000" calcext:value-type="currency">
            <text:p>$1,725,000.00</text:p>
          </table:table-cell>
          <table:table-cell table:formula="of:=[.F3]/[.D3]" office:value-type="currency" office:currency="USD" office:value="143750" calcext:value-type="currency">
            <text:p>$143,75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ndard Chartered </text:p>
          </table:table-cell>
          <table:table-cell office:value-type="currency" office:currency="USD" office:value="1500000" calcext:value-type="currency">
            <text:p>$1,500,000.00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currency" office:currency="USD" office:value="195000" calcext:value-type="currency">
            <text:p>$195,000.00</text:p>
          </table:table-cell>
          <table:table-cell table:formula="of:=[.B4]+[.E4]" office:value-type="currency" office:currency="USD" office:value="1695000" calcext:value-type="currency">
            <text:p>$1,695,000.00</text:p>
          </table:table-cell>
          <table:table-cell table:formula="of:=[.F4]/[.D4]" office:value-type="currency" office:currency="USD" office:value="141250" calcext:value-type="currency">
            <text:p>$141,25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operative</text:p>
          </table:table-cell>
          <table:table-cell office:value-type="currency" office:currency="USD" office:value="1500000" calcext:value-type="currency">
            <text:p>$1,500,000.00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12" calcext:value-type="float">
            <text:p>12</text:p>
          </table:table-cell>
          <table:table-cell table:formula="of:=[.B5]*[.C5]" office:value-type="currency" office:currency="USD" office:value="210000" calcext:value-type="currency">
            <text:p>$210,000.00</text:p>
          </table:table-cell>
          <table:table-cell table:formula="of:=[.B5]+[.E5]" office:value-type="currency" office:currency="USD" office:value="1710000" calcext:value-type="currency">
            <text:p>$1,710,000.00</text:p>
          </table:table-cell>
          <table:table-cell table:formula="of:=[.F5]/[.D5]" office:value-type="currency" office:currency="USD" office:value="142500" calcext:value-type="currency">
            <text:p>$142,5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CB</text:p>
          </table:table-cell>
          <table:table-cell office:value-type="currency" office:currency="USD" office:value="1500000" calcext:value-type="currency">
            <text:p>$1,500,000.00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currency" office:currency="USD" office:value="195000" calcext:value-type="currency">
            <text:p>$195,000.00</text:p>
          </table:table-cell>
          <table:table-cell table:formula="of:=[.B6]+[.E6]" office:value-type="currency" office:currency="USD" office:value="1695000" calcext:value-type="currency">
            <text:p>$1,695,000.00</text:p>
          </table:table-cell>
          <table:table-cell table:formula="of:=[.F6]/[.D6]" office:value-type="currency" office:currency="USD" office:value="141250" calcext:value-type="currency">
            <text:p>$141,25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A</text:p>
          </table:table-cell>
          <table:table-cell office:value-type="currency" office:currency="USD" office:value="1500000" calcext:value-type="currency">
            <text:p>$1,500,000.0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currency" office:currency="USD" office:value="150000" calcext:value-type="currency">
            <text:p>$150,000.00</text:p>
          </table:table-cell>
          <table:table-cell table:formula="of:=[.B7]+[.E7]" office:value-type="currency" office:currency="USD" office:value="1650000" calcext:value-type="currency">
            <text:p>$1,650,000.00</text:p>
          </table:table-cell>
          <table:table-cell table:formula="of:=[.F7]/[.D7]" office:value-type="currency" office:currency="USD" office:value="137500" calcext:value-type="currency">
            <text:p>$137,500.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8:22:33.886652163</meta:creation-date>
    <meta:generator>LibreOffice/7.3.7.2$Linux_X86_64 LibreOffice_project/30$Build-2</meta:generator>
    <dc:date>2024-05-20T09:31:13.341103897</dc:date>
    <meta:editing-duration>PT32M50S</meta:editing-duration>
    <meta:editing-cycles>1</meta:editing-cycles>
    <meta:document-statistic meta:table-count="1" meta:cell-count="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03cm" svg:y="0.316cm" chart:style-name="ch2">
          <text:p>Monthly Loan Repayment</text:p>
        </chart:title>
        <chart:legend chart:legend-position="end" svg:x="13.71cm" svg:y="4.201cm" style:legend-expansion="high" chart:style-name="ch3"/>
        <chart:plot-area chart:style-name="ch4" table:cell-range-address="Sheet1.A3:Sheet1.A7 Sheet1.G3:Sheet1.G7" chart:data-source-has-labels="column" svg:x="1.331cm" svg:y="1.275cm" svg:width="12.059cm" svg:height="6.564cm">
          <chart:coordinate-region svg:x="3.461cm" svg:y="1.474cm" svg:width="9.929cm" svg:height="3.665cm"/>
          <chart:axis chart:dimension="x" chart:name="primary-x" chart:style-name="ch5" chartooo:axis-type="auto">
            <chartooo:date-scale/>
            <chart:title svg:x="6.932cm" svg:y="8.019cm" chart:style-name="ch6">
              <text:p>Bank</text:p>
            </chart:title>
            <chart:categories table:cell-range-address="Sheet1.A3:Sheet1.A7"/>
          </chart:axis>
          <chart:axis chart:dimension="y" chart:name="primary-y" chart:style-name="ch7">
            <chart:title svg:x="0.451cm" svg:y="6.466cm" chart:style-name="ch8">
              <text:p>Monthly Loan Repayment</text:p>
            </chart:title>
            <chart:grid chart:style-name="ch9" chart:class="major"/>
          </chart:axis>
          <chart:series chart:style-name="ch10" chart:values-cell-range-address="Sheet1.G3:Sheet1.G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Equity</text:p>
                <draw:g>
                  <svg:desc>Sheet1.A3:Sheet1.A7</svg:desc>
                </draw:g>
              </table:table-cell>
              <table:table-cell office:value-type="float" office:value="143750">
                <text:p>143750</text:p>
                <draw:g>
                  <svg:desc>Sheet1.G3:Sheet1.G7</svg:desc>
                </draw:g>
              </table:table-cell>
            </table:table-row>
            <table:table-row>
              <table:table-cell office:value-type="string">
                <text:p>Standard Chartered </text:p>
              </table:table-cell>
              <table:table-cell office:value-type="float" office:value="141250">
                <text:p>141250</text:p>
              </table:table-cell>
            </table:table-row>
            <table:table-row>
              <table:table-cell office:value-type="string">
                <text:p>Cooperative</text:p>
              </table:table-cell>
              <table:table-cell office:value-type="float" office:value="142500">
                <text:p>142500</text:p>
              </table:table-cell>
            </table:table-row>
            <table:table-row>
              <table:table-cell office:value-type="string">
                <text:p>KCB</text:p>
              </table:table-cell>
              <table:table-cell office:value-type="float" office:value="141250">
                <text:p>141250</text:p>
              </table:table-cell>
            </table:table-row>
            <table:table-row>
              <table:table-cell office:value-type="string">
                <text:p>BoA</text:p>
              </table:table-cell>
              <table:table-cell office:value-type="float" office:value="137500">
                <text:p>137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